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15cm" draw:stroke-linejoin="round" svg:stroke-linecap="butt" draw:fill="none" draw:textarea-vertical-align="middl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draw:stroke="dash" draw:stroke-dash="Ultrafine_20_Dashed" draw:marker-end="Short_20_line_20_Arrow" draw:marker-end-width="0.15cm" draw:stroke-linejoin="round" svg:stroke-linecap="butt" draw:fill="none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127cm" svg:height="0.127cm" svg:x="5.107cm" svg:y="2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127cm" svg:height="0.127cm" svg:x="9.108cm" svg:y="2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127cm" svg:height="0.127cm" svg:x="7.308cm" svg:y="5.9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234cm" svg:y1="2.604cm" svg:x2="9.126cm" svg:y2="2.75cm" draw:start-shape="id1" draw:start-glue-point="10" draw:end-shape="id2" draw:end-glue-point="7" svg:d="M5234 2604l3892 146" svg:viewBox="0 0 3893 147">
          <text:p/>
        </draw:connector>
        <draw:connector draw:style-name="gr2" draw:text-style-name="P2" draw:layer="layout" draw:type="line" svg:x1="9.172cm" svg:y1="2.768cm" svg:x2="7.326cm" svg:y2="5.959cm" draw:start-shape="id2" draw:start-glue-point="8" draw:end-shape="id3" draw:end-glue-point="5" svg:d="M9172 2768l-1846 3191" svg:viewBox="0 0 1847 3192">
          <text:p/>
        </draw:connector>
        <draw:g>
          <svg:title>TexMaths</svg:title>
          <svg:desc>12§display§Prague§svg§600§FALSE§</svg:desc>
          <draw:polygon draw:style-name="gr3" draw:text-style-name="P3" draw:layer="layout" svg:width="1.404cm" svg:height="0.369cm" svg:x="9.22cm" svg:y="2.833cm" svg:viewBox="0 0 1405 370" draw:points="702,370 0,370 0,0 1405,0 1405,370">
            <text:p/>
          </draw:polygon>
          <draw:path draw:style-name="gr4" draw:text-style-name="P4" draw:layer="layout" svg:width="0.301cm" svg:height="0.289cm" svg:x="9.237cm" svg:y="2.832cm" svg:viewBox="0 0 302 290" svg:d="M112 156h72c60 0 118-44 118-92 0-33-27-64-84-64h-136c-9 0-12 0-12 8 0 5 3 5 12 5 4 0 13 0 18 1 7 0 9 2 9 6 0 3-1 4-2 9l-57 228c-4 16-4 19-38 19-7 0-12 0-12 9 0 5 5 5 6 5 12 0 42-2 54-2 10 0 18 0 28 0 8 0 18 2 27 2 3 0 9 0 9-9 0-5-4-5-12-5-16 0-28 0-28-7 0-2 1-5 1-7zM142 29c3-15 4-16 22-16h41c35 0 58 11 58 41 0 17-9 53-25 69-21 19-47 21-65 21h-60z">
            <text:p/>
          </draw:path>
          <draw:path draw:style-name="gr4" draw:text-style-name="P4" draw:layer="layout" svg:width="0.172cm" svg:height="0.191cm" svg:x="9.561cm" svg:y="2.934cm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4" draw:text-style-name="P4" draw:layer="layout" svg:width="0.193cm" svg:height="0.191cm" svg:x="9.766cm" svg:y="2.934cm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
            <text:p/>
          </draw:path>
          <draw:path draw:style-name="gr4" draw:text-style-name="P4" draw:layer="layout" svg:width="0.193cm" svg:height="0.273cm" svg:x="9.978cm" svg:y="2.934cm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
            <text:p/>
          </draw:path>
          <draw:path draw:style-name="gr4" draw:text-style-name="P4" draw:layer="layout" svg:width="0.217cm" svg:height="0.191cm" svg:x="10.199cm" svg:y="2.934cm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
            <text:p/>
          </draw:path>
          <draw:path draw:style-name="gr4" draw:text-style-name="P4" draw:layer="layout" svg:width="0.162cm" svg:height="0.191cm" svg:x="10.447cm" svg:y="2.934cm" svg:viewBox="0 0 163 192" svg:d="M60 90c12 0 43-1 65-11 30-12 32-37 32-43 0-18-17-36-45-36-48 0-112 41-112 115 0 44 25 77 67 77 60 0 96-44 96-50 0-3-2-5-5-5-2 0-3 1-6 4-33 42-79 42-85 42-32 0-36-35-36-50 0-4 0-18 6-43zM40 80c16-64 61-70 72-70 19 0 31 12 31 26 0 44-69 44-85 44z">
            <text:p/>
          </draw:path>
        </draw:g>
        <draw:g>
          <svg:title>TexMaths</svg:title>
          <svg:desc>12§display§Paris§svg§600§FALSE§</svg:desc>
          <draw:polygon draw:style-name="gr3" draw:text-style-name="P3" draw:layer="layout" svg:width="1.093cm" svg:height="0.287cm" svg:x="4.005cm" svg:y="2.652cm" svg:viewBox="0 0 1094 288" draw:points="547,288 0,288 0,0 1094,0 1094,288">
            <text:p/>
          </draw:polygon>
          <draw:path draw:style-name="gr4" draw:text-style-name="P4" draw:layer="layout" svg:width="0.301cm" svg:height="0.288cm" svg:x="4.022cm" svg:y="2.651cm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
            <text:p/>
          </draw:path>
          <draw:path draw:style-name="gr4" draw:text-style-name="P4" draw:layer="layout" svg:width="0.193cm" svg:height="0.191cm" svg:x="4.35cm" svg:y="2.753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
            <text:p/>
          </draw:path>
          <draw:path draw:style-name="gr4" draw:text-style-name="P4" draw:layer="layout" svg:width="0.172cm" svg:height="0.191cm" svg:x="4.568cm" svg:y="2.753cm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4" draw:text-style-name="P4" draw:layer="layout" svg:width="0.112cm" svg:height="0.283cm" svg:x="4.769cm" svg:y="2.661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4" draw:text-style-name="P4" draw:layer="layout" svg:width="0.155cm" svg:height="0.191cm" svg:x="4.923cm" svg:y="2.753cm" svg:viewBox="0 0 156 192" svg:d="M144 29c-12 0-20 9-20 19 0 6 3 12 13 12 9 0 19-7 19-24 0-18-18-36-50-36-57 0-72 43-72 62 0 33 32 40 44 42 22 4 44 9 44 33 0 11-10 45-61 45-6 0-38 0-48-21 16 1 27-11 27-23 0-10-8-14-16-14-11 0-24 8-24 27 0 24 24 41 61 41 69 0 85-52 85-70 0-15-8-26-13-31-12-12-24-14-43-18-14-3-31-6-31-25 0-13 9-38 47-38 10 0 32 2 38 19z">
            <text:p/>
          </draw:path>
        </draw:g>
        <draw:g>
          <svg:title>TexMaths</svg:title>
          <svg:desc>12§display§Sofia§svg§600§FALSE§</svg:desc>
          <draw:polygon draw:style-name="gr3" draw:text-style-name="P3" draw:layer="layout" svg:width="1.104cm" svg:height="0.373cm" svg:x="7.454cm" svg:y="5.65cm" svg:viewBox="0 0 1105 374" draw:points="552,374 0,374 0,0 1105,0 1105,374">
            <text:p/>
          </draw:polygon>
          <draw:path draw:style-name="gr4" draw:text-style-name="P4" draw:layer="layout" svg:width="0.25cm" svg:height="0.307cm" svg:x="7.476cm" svg:y="5.644cm" svg:viewBox="0 0 251 308" svg:d="M251 5c0-3 0-5-4-5-2 0-3 0-8 6l-21 24c-10-19-32-30-60-30-54 0-105 49-105 100 0 34 23 54 44 60l46 12c15 3 39 10 39 45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4" draw:text-style-name="P4" draw:layer="layout" svg:width="0.18cm" svg:height="0.191cm" svg:x="7.753cm" svg:y="5.756cm" svg:viewBox="0 0 181 192" svg:d="M181 72c0-44-29-72-67-72-58 0-114 60-114 120 0 42 29 72 68 72 57 0 113-59 113-120zM68 182c-18 0-37-13-37-45 0-21 11-67 25-89 21-32 46-38 57-38 25 0 38 20 38 45 0 17-8 61-25 89-14 24-38 38-58 38z">
            <text:p/>
          </draw:path>
          <draw:path draw:style-name="gr4" draw:text-style-name="P4" draw:layer="layout" svg:width="0.21cm" svg:height="0.384cm" svg:x="7.962cm" svg:y="5.644cm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
            <text:p/>
          </draw:path>
          <draw:path draw:style-name="gr4" draw:text-style-name="P4" draw:layer="layout" svg:width="0.112cm" svg:height="0.283cm" svg:x="8.203cm" svg:y="5.663cm" svg:viewBox="0 0 113 284" svg:d="M109 16c0-9-6-16-17-16-10 0-22 11-22 23 0 7 6 14 16 14s23-9 23-21zM77 174c5-12 5-13 8-24 4-8 6-14 6-23 0-19-13-35-35-35-40 0-56 62-56 66s5 4 5 4c5 0 5-1 7-7 12-40 29-53 43-53 4 0 11 0 11 13 0 10-4 18-5 23-3 11-23 60-30 78-3 11-9 25-9 33 0 21 14 35 34 35 41 0 57-61 57-65s-4-4-5-4c-5 0-5 1-7 8-7 26-22 52-43 52-8 0-11-4-11-14s3-16 13-43z">
            <text:p/>
          </draw:path>
          <draw:path draw:style-name="gr4" draw:text-style-name="P4" draw:layer="layout" svg:width="0.193cm" svg:height="0.191cm" svg:x="8.353cm" svg:y="5.756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
            <text:p/>
          </draw:path>
        </draw:g>
        <draw:connector draw:style-name="gr5" draw:text-style-name="P2" draw:layer="layout" draw:type="line" svg:x1="5.216cm" svg:y1="2.649cm" svg:x2="7.308cm" svg:y2="6.005cm" draw:start-shape="id1" draw:start-glue-point="9" draw:end-shape="id3" draw:end-glue-point="6" svg:d="M5216 2649l2092 3356" svg:viewBox="0 0 2093 3357">
          <text:p/>
        </draw:connector>
        <draw:g>
          <svg:title>TexMaths</svg:title>
          <svg:desc>8§display§Highway\ H1§svg§600§FALSE§</svg:desc>
          <draw:polygon draw:style-name="gr3" draw:text-style-name="P3" draw:layer="layout" svg:width="1.65cm" svg:height="0.249cm" svg:x="6.257cm" svg:y="2.346cm" svg:viewBox="0 0 1651 250" draw:points="826,250 0,250 0,0 1651,0 1651,250">
            <text:p/>
          </draw:polygon>
          <draw:path draw:style-name="gr4" draw:text-style-name="P4" draw:layer="layout" svg:width="0.237cm" svg:height="0.192cm" svg:x="6.268cm" svg:y="2.348cm" svg:viewBox="0 0 238 193" svg:d="M204 22c2-11 3-13 24-13 7 0 10 0 10-6 0-3-4-3-4-3-8 0-28 1-36 1s-28-1-37-1c-2 0-5 0-5 6 0 3 2 3 8 3 0 0 6 0 10 1 5 0 8 0 8 4 0 1 0 1-1 5l-17 69h-86l16-66c3-11 4-13 24-13 8 0 10 0 10-6 0-3-3-3-4-3-8 0-28 1-36 1-9 0-29-1-37-1-2 0-5 0-5 6 0 3 3 3 8 3 0 0 6 0 11 1 5 0 7 0 7 4 0 1 0 2-1 5l-37 152c-4 11-4 13-26 13-6 0-8 0-8 6 0 3 3 3 4 3 8 0 28-1 36-1 6 0 12 0 18 0s12 1 18 1c2 0 6 0 6-6 0-3-3-3-8-3-11 0-19 0-19-5 0-1 1-3 2-4l19-78h86c-12 47-19 74-20 78-3 9-8 9-25 9-5 0-7 0-7 6 0 3 3 3 4 3 8 0 28-1 36-1 5 0 12 0 17 0 7 0 13 1 19 1 2 0 5 0 5-6 0-3-2-3-7-3-10 0-18 0-18-5 0-1 0-3 0-4z">
            <text:p/>
          </draw:path>
          <draw:path draw:style-name="gr4" draw:text-style-name="P4" draw:layer="layout" svg:width="0.074cm" svg:height="0.189cm" svg:x="6.521cm" svg:y="2.355cm" svg:viewBox="0 0 75 190" svg:d="M73 10c0-5-4-10-11-10-8 0-16 7-16 15 0 5 4 10 12 10 6 0 15-7 15-15zM51 116c3-8 3-9 6-16 2-5 4-9 4-15 0-13-9-23-23-23-28 0-38 41-38 44 0 2 3 2 3 2 3 0 3-1 5-5 8-26 19-35 29-35 2 0 7 0 7 9 0 6-2 12-3 15-3 7-15 40-20 52-3 7-7 17-7 23 0 13 10 23 24 23 27 0 37-41 37-43 0-4-2-4-3-4-3 0-3 1-5 6-5 18-14 34-29 34-4 0-7-2-7-8 0-8 3-12 9-29z">
            <text:p/>
          </draw:path>
          <draw:path draw:style-name="gr4" draw:text-style-name="P4" draw:layer="layout" svg:width="0.129cm" svg:height="0.182cm" svg:x="6.614cm" svg:y="2.416cm" svg:viewBox="0 0 130 183" svg:d="M129 18c1-1 1-3 1-4 0-5-4-8-8-8-3 0-11 2-12 12-5-11-15-18-26-18-33 0-67 39-67 80 0 28 17 45 37 45 16 0 30-14 33-16-6 25-9 37-9 38-1 2-11 30-41 30-5 0-15-1-23-3 9-3 12-10 12-15 0-4-3-10-11-10-6 0-15 6-15 17s10 17 38 17c35 0 56-22 60-39zM92 89c-2 7-8 14-14 20-6 5-15 10-23 10-14 0-18-15-18-26 0-14 8-47 15-62 8-13 20-25 32-25 18 0 22 23 22 24 0 2 0 4 0 4z">
            <text:p/>
          </draw:path>
          <draw:path draw:style-name="gr4" draw:text-style-name="P4" draw:layer="layout" svg:width="0.138cm" svg:height="0.199cm" svg:x="6.768cm" svg:y="2.345cm" svg:viewBox="0 0 139 200" svg:d="M66 3c0 0 0-3-4-3-7 0-28 2-35 3-2 0-5 0-5 6 0 3 3 3 7 3 13 0 14 2 14 5l-1 5-41 163c-1 4-1 5-1 7 0 6 6 8 8 8 5 0 10-4 10-8l6-21 6-26c2-6 4-13 5-19 1-2 3-11 3-12 1-3 10-19 20-27 6-4 14-9 27-9 12 0 15 9 15 19 0 15-11 46-18 63-2 7-4 11-4 16 0 13 11 24 24 24 26 0 37-42 37-45 0-2-3-2-4-2-2 0-2 1-4 5-4 15-13 35-29 35-4 0-7-3-7-10 0-6 3-13 6-20 4-12 17-45 17-61 0-19-12-31-32-31-19 0-32 9-43 22z">
            <text:p/>
          </draw:path>
          <draw:path draw:style-name="gr4" draw:text-style-name="P4" draw:layer="layout" svg:width="0.186cm" svg:height="0.127cm" svg:x="6.923cm" svg:y="2.416cm" svg:viewBox="0 0 187 128" svg:d="M122 29c2-6 4-16 4-19 0-4-4-7-8-7-3 0-8 3-10 8-1 2-14 56-16 64s-2 13-2 18c0 3 0 4 0 6-7 14-16 23-27 23-22 0-22-21-22-26 0-9 1-20 15-54 2-9 5-13 5-19 0-13-10-23-23-23-28 0-38 41-38 43 0 3 3 3 3 3 3 0 3 0 5-4 7-27 18-36 29-36 2 0 6 0 6 9 0 7-3 15-5 20-12 34-16 47-16 58 0 26 20 35 40 35 5 0 19 0 30-20 7 19 27 20 35 20 22 0 34-17 41-34 10-23 19-60 19-74 0-16-8-20-13-20-7 0-14 7-14 14 0 4 2 5 5 8 3 2 9 10 9 24 0 9-8 37-15 51-7 15-17 25-31 25-13 0-21-8-21-24 0-8 3-17 3-21z">
            <text:p/>
          </draw:path>
          <draw:path draw:style-name="gr4" draw:text-style-name="P4" draw:layer="layout" svg:width="0.129cm" svg:height="0.127cm" svg:x="7.134cm" svg:y="2.416cm" svg:viewBox="0 0 130 128" svg:d="M94 18c-5-10-13-18-26-18-33 0-68 42-68 83 0 27 15 45 38 45 5 0 20-1 36-21 3 12 12 21 26 21 10 0 17-6 21-15 5-10 9-28 9-28 0-3-3-3-4-3-3 0-3 1-4 5-4 19-10 35-21 35-8 0-9-7-9-13s1-8 4-21c3-12 3-14 6-26l10-39c2-8 2-9 2-9 0-5-3-8-8-8-7 0-11 6-12 12zM76 91c-2 6-2 6-6 11-12 16-24 20-32 20-14 0-18-15-18-27 0-13 9-49 16-61 9-17 21-28 33-28 18 0 22 24 22 25 0 2-1 3-1 5z">
            <text:p/>
          </draw:path>
          <draw:path draw:style-name="gr4" draw:text-style-name="P4" draw:layer="layout" svg:width="0.129cm" svg:height="0.182cm" svg:x="7.278cm" svg:y="2.416cm" svg:viewBox="0 0 130 183" svg:d="M130 18c0-4 0-5 0-8 0-4-4-7-8-7-3 0-7 2-10 6 0 1-2 10-4 15-2 8-4 15-6 23l-12 51c-1 4-13 24-32 24-15 0-17-12-17-23 0-13 5-31 14-56 4-11 6-14 6-20 0-13-10-23-23-23-28 0-38 41-38 43 0 3 3 3 3 3 3 0 3 0 5-4 7-28 19-36 29-36 1 0 6 0 6 9 0 7-2 15-5 20-11 30-16 46-16 60 0 24 18 33 35 33 11 0 21-5 29-13-4 15-8 29-19 44-7 9-18 18-31 18-4 0-17-1-22-12 5 0 8 0 12-3s6-7 6-12c0-9-7-10-10-10-7 0-16 4-16 19 0 13 12 24 30 24 29 0 58-26 66-58z">
            <text:p/>
          </draw:path>
          <draw:path draw:style-name="gr4" draw:text-style-name="P4" draw:layer="layout" svg:width="0.237cm" svg:height="0.192cm" svg:x="7.522cm" svg:y="2.348cm" svg:viewBox="0 0 238 193" svg:d="M204 22c3-11 3-13 24-13 7 0 10 0 10-6 0-3-4-3-4-3-8 0-28 1-36 1s-28-1-37-1c-2 0-5 0-5 6 0 3 2 3 8 3 0 0 6 0 10 1 5 0 8 0 8 4 0 1 0 1-1 5l-17 69h-86l16-66c3-11 4-13 24-13 8 0 10 0 10-6 0-3-3-3-4-3-8 0-28 1-36 1-9 0-29-1-37-1-2 0-5 0-5 6 0 3 3 3 8 3 0 0 6 0 11 1 5 0 7 0 7 4 0 1 0 2-1 5l-37 152c-4 11-4 13-26 13-6 0-8 0-8 6 0 3 3 3 4 3 8 0 28-1 36-1 6 0 12 0 18 0s12 1 18 1c2 0 6 0 6-6 0-3-3-3-8-3-11 0-19 0-19-5 0-1 1-3 2-4l19-78h86c-12 47-19 74-20 78-3 9-8 9-25 9-5 0-7 0-7 6 0 3 3 3 4 3 8 0 28-1 36-1 5 0 12 0 17 0 7 0 13 1 19 1 2 0 5 0 5-6 0-3-2-3-7-3-10 0-18 0-18-5 0-1 0-3 0-4z">
            <text:p/>
          </draw:path>
          <draw:path draw:style-name="gr4" draw:text-style-name="P4" draw:layer="layout" svg:width="0.093cm" svg:height="0.187cm" svg:x="7.792cm" svg:y="2.353cm" svg:viewBox="0 0 94 188" svg:d="M58 7c0-6 0-7-6-7-18 18-43 18-52 18v9c6 0 22 0 37-8v147c0 10-1 13-27 13h-8v9c10-1 34-1 46-1 11 0 36 0 46 1v-9h-9c-26 0-27-3-27-13z">
            <text:p/>
          </draw:path>
        </draw:g>
        <draw:g>
          <svg:title>TexMaths</svg:title>
          <svg:desc>8§display§Highway\ H2§svg§600§FALSE§</svg:desc>
          <draw:polygon draw:style-name="gr3" draw:text-style-name="P3" draw:layer="layout" svg:width="1.65cm" svg:height="0.249cm" draw:transform="rotate (1.05033914385019) translate (7.55004249251771cm 5.05794170556745cm)" svg:viewBox="0 0 1651 250" draw:points="825,250 0,250 0,0 1651,0 1651,250">
            <text:p/>
          </draw:polygon>
          <draw:path draw:style-name="gr4" draw:text-style-name="P4" draw:layer="layout" svg:width="0.237cm" svg:height="0.192cm" draw:transform="rotate (1.05033914385019) translate (7.55769682338021cm 5.04942119983317cm)" svg:viewBox="0 0 238 193" svg:d="M204 22c2-11 3-13 24-13 7 0 10 0 10-6 0-3-4-3-4-3-8 0-28 1-36 1s-28-1-37-1c-2 0-5 0-5 6 0 3 2 3 8 3 0 0 6 0 10 1 5 0 8 0 8 4 0 1 0 1-1 5l-17 69h-86l16-66c3-11 4-13 24-13 8 0 10 0 10-6 0-3-3-3-4-3-8 0-28 1-36 1-9 0-29-1-37-1-2 0-5 0-5 6 0 3 3 3 8 3 0 0 6 0 11 1 5 0 7 0 7 4 0 1 0 2-1 5l-37 152c-4 11-4 13-26 13-6 0-8 0-8 6 0 3 3 3 4 3 8 0 28-1 36-1 6 0 12 0 18 0s12 1 18 1c2 0 6 0 6-6 0-3-3-3-8-3-11 0-19 0-19-5 0-1 1-3 2-4l19-78h86c-12 47-19 74-20 78-3 9-8 9-25 9-5 0-7 0-7 6 0 3 3 3 4 3 8 0 28-1 36-1 5 0 12 0 17 0 7 0 13 1 19 1 2 0 5 0 5-6 0-3-2-3-7-3-10 0-18 0-18-5 0-1 0-3 0-4z">
            <text:p/>
          </draw:path>
          <draw:path draw:style-name="gr4" draw:text-style-name="P4" draw:layer="layout" svg:width="0.074cm" svg:height="0.189cm" draw:transform="rotate (1.05033914385019) translate (7.68895452767878cm 4.83330811887154cm)" svg:viewBox="0 0 75 190" svg:d="M73 10c0-5-4-10-11-10-8 0-16 7-16 15 0 5 4 10 12 10 6 0 15-7 15-15zM51 116c3-8 3-9 6-16 2-5 4-9 4-15 0-13-9-23-23-23-28 0-38 41-38 44 0 2 3 2 3 2 3 0 3-1 5-5 8-26 19-35 29-35 2 0 7 0 7 9 0 6-2 12-3 15-3 7-15 40-20 52-3 7-7 17-7 23 0 13 10 23 24 23 27 0 37-41 37-43 0-4-2-4-3-4-3 0-3 1-5 6-5 18-14 34-29 34-4 0-7-2-7-8 0-8 3-12 9-29z">
            <text:p/>
          </draw:path>
          <draw:path draw:style-name="gr4" draw:text-style-name="P4" draw:layer="layout" svg:width="0.129cm" svg:height="0.182cm" draw:transform="rotate (1.05033914385019) translate (7.78862418720996cm 4.7834859094184cm)" svg:viewBox="0 0 130 183" svg:d="M129 18c1-1 1-3 1-4 0-5-4-8-8-8-3 0-11 2-12 12-5-11-15-18-26-18-33 0-67 39-67 80 0 28 17 45 37 45 16 0 30-14 33-16-6 25-9 37-9 38-1 2-11 30-41 30-5 0-15-1-23-3 9-3 12-10 12-15 0-4-3-10-11-10-6 0-15 6-15 17s10 17 38 17c35 0 56-22 60-39zM92 89c-2 7-8 14-14 20-6 5-15 10-23 10-14 0-18-15-18-26 0-14 8-47 15-62 8-13 20-25 32-25 18 0 22 23 22 24 0 2 0 4 0 4z">
            <text:p/>
          </draw:path>
          <draw:path draw:style-name="gr4" draw:text-style-name="P4" draw:layer="layout" svg:width="0.138cm" svg:height="0.199cm" draw:transform="rotate (1.05033914385019) translate (7.80352445313838cm 4.61408398521897cm)" svg:viewBox="0 0 139 200" svg:d="M66 3c0 0 0-3-4-3-7 0-28 2-35 3-2 0-5 0-5 6 0 3 3 3 7 3 13 0 14 2 14 5l-1 5-41 163c-1 4-1 5-1 7 0 6 6 8 8 8 5 0 10-4 10-8l6-21 6-26c2-6 4-13 5-19 1-2 3-11 3-12 1-3 10-19 20-27 6-4 14-9 27-9 12 0 15 9 15 19 0 15-11 46-18 63-2 7-4 11-4 16 0 13 11 24 24 24 26 0 37-42 37-45 0-2-3-2-4-2-2 0-2 1-4 5-4 15-13 35-29 35-4 0-7-3-7-10 0-6 3-13 6-20 4-12 17-45 17-61 0-19-12-31-32-31-19 0-32 9-43 22z">
            <text:p/>
          </draw:path>
          <draw:path draw:style-name="gr4" draw:text-style-name="P4" draw:layer="layout" svg:width="0.186cm" svg:height="0.127cm" draw:transform="rotate (1.05033914385019) translate (7.94216467509792cm 4.51560597395648cm)" svg:viewBox="0 0 187 128" svg:d="M122 29c2-6 4-16 4-19 0-4-4-7-8-7-3 0-8 3-10 8-1 2-14 56-16 64s-2 13-2 18c0 3 0 4 0 6-7 14-16 23-27 23-22 0-22-21-22-26 0-9 1-20 15-54 2-9 5-13 5-19 0-13-10-23-23-23-28 0-38 41-38 43 0 3 3 3 3 3 3 0 3 0 5-4 7-27 18-36 29-36 2 0 6 0 6 9 0 7-3 15-5 20-12 34-16 47-16 58 0 26 20 35 40 35 5 0 19 0 30-20 7 19 27 20 35 20 22 0 34-17 41-34 10-23 19-60 19-74 0-16-8-20-13-20-7 0-14 7-14 14 0 4 2 5 5 8 3 2 9 10 9 24 0 9-8 37-15 51-7 15-17 25-31 25-13 0-21-8-21-24 0-8 3-17 3-21z">
            <text:p/>
          </draw:path>
          <draw:path draw:style-name="gr4" draw:text-style-name="P4" draw:layer="layout" svg:width="0.129cm" svg:height="0.127cm" draw:transform="rotate (1.05033914385019) translate (8.04717682225445cm 4.33239275384782cm)" svg:viewBox="0 0 130 128" svg:d="M94 18c-5-10-13-18-26-18-33 0-68 42-68 83 0 27 15 45 38 45 5 0 20-1 36-21 3 12 12 21 26 21 10 0 17-6 21-15 5-10 9-28 9-28 0-3-3-3-4-3-3 0-3 1-4 5-4 19-10 35-21 35-8 0-9-7-9-13s1-8 4-21c3-12 3-14 6-26l10-39c2-8 2-9 2-9 0-5-3-8-8-8-7 0-11 6-12 12zM76 91c-2 6-2 6-6 11-12 16-24 20-32 20-14 0-18-15-18-27 0-13 9-49 16-61 9-17 21-28 33-28 18 0 22 24 22 25 0 2-1 3-1 5z">
            <text:p/>
          </draw:path>
          <draw:path draw:style-name="gr4" draw:text-style-name="P4" draw:layer="layout" svg:width="0.129cm" svg:height="0.182cm" draw:transform="rotate (1.05033914385019) translate (8.11917378678222cm 4.20678065975816cm)" svg:viewBox="0 0 130 183" svg:d="M130 18c0-4 0-5 0-8 0-4-4-7-8-7-3 0-7 2-10 6 0 1-2 10-4 15-2 8-4 15-6 23l-12 51c-1 4-13 24-32 24-15 0-17-12-17-23 0-13 5-31 14-56 4-11 6-14 6-20 0-13-10-23-23-23-28 0-38 41-38 43 0 3 3 3 3 3 3 0 3 0 5-4 7-28 19-36 29-36 1 0 6 0 6 9 0 7-2 15-5 20-11 30-16 46-16 60 0 24 18 33 35 33 11 0 21-5 29-13-4 15-8 29-19 44-7 9-18 18-31 18-4 0-17-1-22-12 5 0 8 0 12-3s6-7 6-12c0-9-7-10-10-10-7 0-16 4-16 19 0 13 12 24 30 24 29 0 58-26 66-58z">
            <text:p/>
          </draw:path>
          <draw:path draw:style-name="gr4" draw:text-style-name="P4" draw:layer="layout" svg:width="0.237cm" svg:height="0.192cm" draw:transform="rotate (1.05033914385019) translate (8.18140533376447cm 3.96124571070291cm)" svg:viewBox="0 0 238 193" svg:d="M204 22c3-11 3-13 24-13 7 0 10 0 10-6 0-3-4-3-4-3-8 0-28 1-36 1s-28-1-37-1c-2 0-5 0-5 6 0 3 2 3 8 3 0 0 6 0 10 1 5 0 8 0 8 4 0 1 0 1-1 5l-17 69h-86l16-66c3-11 4-13 24-13 8 0 10 0 10-6 0-3-3-3-4-3-8 0-28 1-36 1-9 0-29-1-37-1-2 0-5 0-5 6 0 3 3 3 8 3 0 0 6 0 11 1 5 0 7 0 7 4 0 1 0 2-1 5l-37 152c-4 11-4 13-26 13-6 0-8 0-8 6 0 3 3 3 4 3 8 0 28-1 36-1 6 0 12 0 18 0s12 1 18 1c2 0 6 0 6-6 0-3-3-3-8-3-11 0-19 0-19-5 0-1 1-3 2-4l19-78h86c-12 47-19 74-20 78-3 9-8 9-25 9-5 0-7 0-7 6 0 3 3 3 4 3 8 0 28-1 36-1 5 0 12 0 17 0 7 0 13 1 19 1 2 0 5 0 5-6 0-3-2-3-7-3-10 0-18 0-18-5 0-1 0-3 0-4z">
            <text:p/>
          </draw:path>
          <draw:path draw:style-name="gr4" draw:text-style-name="P4" draw:layer="layout" svg:width="0.112cm" svg:height="0.187cm" draw:transform="rotate (1.05033914385019) translate (8.31405711447121cm 3.73947780555234cm)" svg:viewBox="0 0 113 188" svg:d="M22 167l30-29c44-39 61-55 61-84 0-32-26-54-60-54-32 0-53 26-53 51 0 16 14 16 15 16 5 0 15-4 15-15 0-7-5-14-16-14-1 0-2 0-3 0 7-19 22-29 39-29 25 0 37 23 37 45 0 24-14 46-29 63l-55 61c-3 3-3 4-3 10h105l8-49h-7c-1 8-4 21-6 25-2 3-21 3-27 3z">
            <text:p/>
          </draw:path>
        </draw:g>
        <draw:g>
          <svg:title>TexMaths</svg:title>
          <svg:desc>8§display§H2 \circ H1§svg§600§FALSE§</svg:desc>
          <draw:polygon draw:style-name="gr3" draw:text-style-name="P3" draw:layer="layout" svg:width="1.057cm" svg:height="0.191cm" draw:transform="rotate (-1.02503186969627) translate (6.16778075511035cm 3.62043225243576cm)" svg:viewBox="0 0 1058 192" draw:points="529,192 0,192 0,0 1058,0 1058,192">
            <text:p/>
          </draw:polygon>
          <draw:path draw:style-name="gr4" draw:text-style-name="P4" draw:layer="layout" svg:width="0.237cm" svg:height="0.192cm" draw:transform="rotate (-1.02503186969627) translate (6.17428105025453cm 3.62959316920251cm)" svg:viewBox="0 0 238 193" svg:d="M204 22c2-11 3-13 24-13 7 0 10 0 10-6 0-3-4-3-4-3-8 0-28 1-36 1s-28-1-37-1c-2 0-5 0-5 6 0 3 2 3 8 3 0 0 6 0 10 1 5 0 8 0 8 4 0 1 0 1-1 5l-17 69h-86l16-66c3-11 4-13 24-13 8 0 10 0 10-6 0-3-3-3-4-3-8 0-28 1-36 1-9 0-29-1-37-1-2 0-5 0-5 6 0 3 3 3 8 3 0 0 6 0 11 1 5 0 7 0 7 4 0 1 0 2-1 5l-37 152c-4 11-4 13-26 13-6 0-8 0-8 6 0 3 3 3 4 3 8 0 28-1 36-1 6 0 12 0 18 0s12 1 18 1c2 0 6 0 6-6 0-3-3-3-8-3-11 0-19 0-19-5 0-1 1-3 2-4l19-78h86c-12 47-19 74-20 78-3 9-8 9-25 9-5 0-7 0-7 6 0 3 3 3 4 3 8 0 28-1 36-1 5 0 12 0 17 0 7 0 13 1 19 1 2 0 5 0 5-6 0-3-2-3-7-3-10 0-18 0-18-5 0-1 0-3 0-4z">
            <text:p/>
          </draw:path>
          <draw:path draw:style-name="gr4" draw:text-style-name="P4" draw:layer="layout" svg:width="0.112cm" svg:height="0.187cm" draw:transform="rotate (-1.02503186969627) translate (6.3043529296663cm 3.8530332524344cm)" svg:viewBox="0 0 113 188" svg:d="M22 167l30-29c44-39 61-55 61-84 0-32-26-54-60-54-32 0-53 26-53 51 0 16 14 16 15 16 5 0 15-4 15-15 0-7-5-14-16-14-1 0-2 0-3 0 7-19 22-29 39-29 25 0 37 23 37 45 0 24-14 46-29 63l-55 61c-3 3-3 4-3 10h105l8-49h-7c-1 8-4 21-6 25-2 3-21 3-27 3z">
            <text:p/>
          </draw:path>
          <draw:path draw:style-name="gr4" draw:text-style-name="P4" draw:layer="layout" svg:width="0.109cm" svg:height="0.109cm" draw:transform="rotate (-1.02503186969627) translate (6.35689307039262cm 4.05988793976862cm)" svg:viewBox="0 0 110 110" svg:d="M110 55c0-30-25-55-55-55s-55 26-55 55c0 30 25 55 55 55s55-24 55-55zM55 99c-25 0-44-21-44-44 0-24 20-44 44-44 23 0 44 19 44 44 0 24-21 44-44 44z">
            <text:p/>
          </draw:path>
          <draw:path draw:style-name="gr4" draw:text-style-name="P4" draw:layer="layout" svg:width="0.237cm" svg:height="0.192cm" draw:transform="rotate (-1.02503186969627) translate (6.51741332329803cm 4.1946128553095cm)" svg:viewBox="0 0 238 193" svg:d="M204 22c3-11 3-13 24-13 7 0 10 0 10-6 0-3-4-3-4-3-8 0-28 1-36 1s-28-1-37-1c-2 0-5 0-5 6 0 3 2 3 8 3 0 0 6 0 10 1 5 0 8 0 8 4 0 1 0 1-1 5l-17 69h-86l16-66c3-11 4-13 24-13 8 0 10 0 10-6 0-3-3-3-4-3-8 0-28 1-36 1-9 0-29-1-37-1-2 0-5 0-5 6 0 3 3 3 8 3 0 0 6 0 11 1 5 0 7 0 7 4 0 1 0 2-1 5l-37 152c-4 11-4 13-26 13-6 0-8 0-8 6 0 3 3 3 4 3 8 0 28-1 36-1 6 0 12 0 18 0s12 1 18 1c2 0 6 0 6-6 0-3-3-3-8-3-11 0-19 0-19-5 0-1 1-3 2-4l19-78h86c-12 47-19 74-20 78-3 9-8 9-25 9-5 0-7 0-7 6 0 3 3 3 4 3 8 0 28-1 36-1 5 0 12 0 17 0 7 0 13 1 19 1 2 0 5 0 5-6 0-3-2-3-7-3-10 0-18 0-18-5 0-1 0-3 0-4z">
            <text:p/>
          </draw:path>
          <draw:path draw:style-name="gr4" draw:text-style-name="P4" draw:layer="layout" svg:width="0.093cm" svg:height="0.187cm" draw:transform="rotate (-1.02503186969627) translate (6.65330100394782cm 4.42762954339067cm)" svg:viewBox="0 0 94 188" svg:d="M58 7c0-6 0-7-6-7-18 18-43 18-52 18v9c6 0 22 0 37-8v147c0 10-1 13-27 13h-8v9c10-1 34-1 46-1 11 0 36 0 46 1v-9h-9c-26 0-27-3-27-13z">
            <text:p/>
          </draw:path>
        </draw:g>
        <draw:connector draw:style-name="gr2" draw:text-style-name="P2" draw:layer="layout" draw:type="curve" svg:x1="5.125cm" svg:y1="2.558cm" svg:x2="5.234cm" svg:y2="2.604cm" draw:start-shape="id1" draw:start-glue-point="5" draw:end-shape="id1" draw:end-glue-point="10" svg:d="M5125 2558c0-780 305-651 520-444s340 490-411 490" svg:viewBox="0 0 686 649">
          <text:p/>
        </draw:connector>
        <draw:connector draw:style-name="gr2" draw:text-style-name="P2" draw:layer="layout" draw:type="curve" svg:x1="9.172cm" svg:y1="2.641cm" svg:x2="9.217cm" svg:y2="2.75cm" draw:start-shape="id2" draw:start-glue-point="4" draw:end-shape="id2" draw:end-glue-point="9" svg:d="M9172 2641c0-753 282-627 488-412s335 521-443 521" svg:viewBox="0 0 646 687">
          <text:p/>
        </draw:connector>
        <draw:connector draw:style-name="gr2" draw:text-style-name="P2" draw:layer="layout" draw:type="curve" svg:x1="7.417cm" svg:y1="5.959cm" svg:x2="7.372cm" svg:y2="6.068cm" draw:start-shape="id3" draw:start-glue-point="11" draw:end-shape="id3" draw:end-glue-point="8" svg:d="M7417 5959c778 0 649 305 443 520s-488 340-488-411" svg:viewBox="0 0 646 6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4T12:34:52.047453000</meta:creation-date>
    <dc:date>2016-02-25T10:27:51.039546398</dc:date>
    <meta:editing-duration>PT57M19S</meta:editing-duration>
    <meta:editing-cycles>8</meta:editing-cycles>
    <meta:generator>LibreOffice/5.0.5.2$Linux_X86_64 LibreOffice_project/00m0$Build-2</meta:generator>
    <meta:document-statistic meta:object-count="60"/>
  </office:meta>
</office:document-meta>
</file>